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8pt"/>
    </style:style>
    <style:style style:name="co3" style:family="table-column">
      <style:table-column-properties fo:break-before="auto" style:column-width="300.5pt"/>
    </style:style>
    <style:style style:name="co4" style:family="table-column">
      <style:table-column-properties fo:break-before="auto" style:column-width="365.81pt"/>
    </style:style>
    <style:style style:name="co5" style:family="table-column">
      <style:table-column-properties fo:break-before="auto" style:column-width="102.61pt"/>
    </style:style>
    <style:style style:name="co6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141"/>
    <style:style style:name="ce27" style:family="table-cell" style:parent-style-name="Default" style:data-style-name="N141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2"/>
    <style:style style:name="ce7" style:family="table-cell" style:parent-style-name="Default" style:data-style-name="N1"/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135">
      <style:table-cell-properties style:text-align-source="fix" style:repeat-content="false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font-name="Arial1" fo:font-size="10pt" style:font-size-asian="10pt" style:font-size-complex="10pt"/>
    </style:style>
    <style:style style:name="ce34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50">
      <style:text-properties style:font-name="Arial1" fo:font-size="10pt" style:font-size-asian="10pt" style:font-size-complex="10pt"/>
    </style:style>
    <style:style style:name="ce36" style:family="table-cell" style:parent-style-name="Default" style:data-style-name="N50"/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5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IDA sentence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5" office:value-type="string" calcext:value-type="string">
            <text:p>total</text:p>
          </table:table-cell>
          <table:table-cell table:style-name="ce27" office:value-type="string" calcext:value-type="string">
            <text:p>relative</text:p>
          </table:table-cell>
          <table:table-cell table:style-name="ce25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formula="of:=[$'2015'.B43]" office:value-type="float" office:value="29" calcext:value-type="float">
            <text:p>29</text:p>
          </table:table-cell>
          <table:table-cell table:formula="of:=[$'2016'.B53]" office:value-type="float" office:value="31" calcext:value-type="float">
            <text:p>31</text:p>
          </table:table-cell>
          <table:table-cell table:formula="of:=[$'2017'.B46]" office:value-type="float" office:value="30" calcext:value-type="float">
            <text:p>30</text:p>
          </table:table-cell>
          <table:table-cell table:formula="of:=SUM([.B3:.D3])" office:value-type="float" office:value="90" calcext:value-type="float">
            <text:p>90</text:p>
          </table:table-cell>
          <table:table-cell table:formula="of:=[.E3]/[.E6]" office:value-type="float" office:value="0.703125" calcext:value-type="float">
            <text:p>0.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table:formula="of:=[$'2015'.B44]" office:value-type="float" office:value="8" calcext:value-type="float">
            <text:p>8</text:p>
          </table:table-cell>
          <table:table-cell table:formula="of:=[$'2016'.B54]" office:value-type="float" office:value="17" calcext:value-type="float">
            <text:p>17</text:p>
          </table:table-cell>
          <table:table-cell table:formula="of:=[$'2017'.B47]" office:value-type="float" office:value="11" calcext:value-type="float">
            <text:p>11</text:p>
          </table:table-cell>
          <table:table-cell table:formula="of:=SUM([.B4:.D4])" office:value-type="float" office:value="36" calcext:value-type="float">
            <text:p>36</text:p>
          </table:table-cell>
          <table:table-cell table:formula="of:=[.E4]/[.E6]" office:value-type="float" office:value="0.28125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$'2015'.B45]" office:value-type="float" office:value="0" calcext:value-type="float">
            <text:p>0</text:p>
          </table:table-cell>
          <table:table-cell table:formula="of:=[$'2016'.B55]" office:value-type="float" office:value="1" calcext:value-type="float">
            <text:p>1</text:p>
          </table:table-cell>
          <table:table-cell table:formula="of:=[$'2017'.B48]" office:value-type="float" office:value="1" calcext:value-type="float">
            <text:p>1</text:p>
          </table:table-cell>
          <table:table-cell table:formula="of:=SUM([.B5:.D5])" office:value-type="float" office:value="2" calcext:value-type="float">
            <text:p>2</text:p>
          </table:table-cell>
          <table:table-cell table:formula="of:=[.E5]/[.E6]" office:value-type="float" office:value="0.015625" calcext:value-type="float">
            <text:p>0.0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5])" office:value-type="float" office:value="37" calcext:value-type="float">
            <text:p>37</text:p>
          </table:table-cell>
          <table:table-cell table:formula="of:=SUM([.C3:.C5])" office:value-type="float" office:value="49" calcext:value-type="float">
            <text:p>49</text:p>
          </table:table-cell>
          <table:table-cell table:formula="of:=SUM([.D3:.D5])" office:value-type="float" office:value="42" calcext:value-type="float">
            <text:p>42</text:p>
          </table:table-cell>
          <table:table-cell table:formula="of:=SUM([.E3:.E5])" office:value-type="float" office:value="128" calcext:value-type="float">
            <text:p>128</text:p>
          </table:table-cell>
          <table:table-cell/>
          <table:table-cell table:style-name="ce32" table:formula="of:=([.E3]*[.G3]+[.E4]*[.G4]+[.E5]*[.G5])/[.E6]" office:value-type="float" office:value="0.6875" calcext:value-type="float">
            <text:p>0.69</text:p>
          </table:table-cell>
          <table:table-cell table:style-name="ce26" table:formula="of:=([.E3]*[.H3]+[.E4]*[.H4]+[.E5]*[.H5])/[.E6]" office:value-type="float" office:value="0.84375" calcext:value-type="float">
            <text:p>0.844</text:p>
          </table:table-cell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AIDA sentences compared to classical text summaries</text:p>
          </table:table-cell>
          <table:table-cell table:number-columns-repeated="5"/>
          <table:table-cell table:style-name="ce7"/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5" office:value-type="string" calcext:value-type="string">
            <text:p>total</text:p>
          </table:table-cell>
          <table:table-cell table:style-name="ce27" office:value-type="string" calcext:value-type="string">
            <text:p>relative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table:formula="of:=[$'2015'.C43]" office:value-type="float" office:value="19" calcext:value-type="float">
            <text:p>19</text:p>
          </table:table-cell>
          <table:table-cell table:formula="of:=[$'2016'.C53]" office:value-type="float" office:value="16" calcext:value-type="float">
            <text:p>16</text:p>
          </table:table-cell>
          <table:table-cell table:formula="of:=[$'2017'.C46]" office:value-type="float" office:value="23" calcext:value-type="float">
            <text:p>23</text:p>
          </table:table-cell>
          <table:table-cell table:formula="of:=SUM([.B10:.D10])" office:value-type="float" office:value="58" calcext:value-type="float">
            <text:p>58</text:p>
          </table:table-cell>
          <table:table-cell table:formula="of:=[.E10]/[.E13]" office:value-type="float" office:value="0.453125" calcext:value-type="float">
            <text:p>0.453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~</text:p>
          </table:table-cell>
          <table:table-cell table:formula="of:=[$'2015'.C44]" office:value-type="float" office:value="15" calcext:value-type="float">
            <text:p>15</text:p>
          </table:table-cell>
          <table:table-cell table:formula="of:=[$'2016'.C54]" office:value-type="float" office:value="28" calcext:value-type="float">
            <text:p>28</text:p>
          </table:table-cell>
          <table:table-cell table:formula="of:=[$'2017'.C47]" office:value-type="float" office:value="19" calcext:value-type="float">
            <text:p>19</text:p>
          </table:table-cell>
          <table:table-cell table:formula="of:=SUM([.B11:.D11])" office:value-type="float" office:value="62" calcext:value-type="float">
            <text:p>62</text:p>
          </table:table-cell>
          <table:table-cell table:formula="of:=[.E11]/[.E13]" office:value-type="float" office:value="0.484375" calcext:value-type="float">
            <text:p>0.484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formula="of:=[$'2015'.C45]" office:value-type="float" office:value="3" calcext:value-type="float">
            <text:p>3</text:p>
          </table:table-cell>
          <table:table-cell table:formula="of:=[$'2016'.C55]" office:value-type="float" office:value="5" calcext:value-type="float">
            <text:p>5</text:p>
          </table:table-cell>
          <table:table-cell table:formula="of:=[$'2017'.C48]" office:value-type="float" office:value="0" calcext:value-type="float">
            <text:p>0</text:p>
          </table:table-cell>
          <table:table-cell table:formula="of:=SUM([.B12:.D12])" office:value-type="float" office:value="8" calcext:value-type="float">
            <text:p>8</text:p>
          </table:table-cell>
          <table:table-cell table:formula="of:=[.E12]/[.E13]" office:value-type="float" office:value="0.0625" calcext:value-type="float">
            <text:p>0.063</text:p>
          </table:table-cell>
          <table:table-cell table:style-name="ce7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2])" office:value-type="float" office:value="37" calcext:value-type="float">
            <text:p>37</text:p>
          </table:table-cell>
          <table:table-cell table:formula="of:=SUM([.C10:.C12])" office:value-type="float" office:value="49" calcext:value-type="float">
            <text:p>49</text:p>
          </table:table-cell>
          <table:table-cell table:formula="of:=SUM([.D10:.D12])" office:value-type="float" office:value="42" calcext:value-type="float">
            <text:p>42</text:p>
          </table:table-cell>
          <table:table-cell table:formula="of:=SUM([.E10:.E12])" office:value-type="float" office:value="128" calcext:value-type="float">
            <text:p>128</text:p>
          </table:table-cell>
          <table:table-cell/>
          <table:table-cell table:style-name="ce32" table:formula="of:=([.E10]*[.G10]+[.E11]*[.G11]+[.E12]*[.G12])/[.E13]" office:value-type="float" office:value="0.390625" calcext:value-type="float">
            <text:p>0.39</text:p>
          </table:table-cell>
          <table:table-cell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15" table:style-name="ta1">
        <table:table-column table:style-name="co2" table:default-cell-style-name="ce29"/>
        <table:table-column table:style-name="co3" table:default-cell-style-name="ce28"/>
        <table:table-column table:style-name="co4" table:default-cell-style-name="ce28"/>
        <table:table-row table:style-name="ro1">
          <table:table-cell table:style-name="ce28" office:value-type="string" calcext:value-type="string">
            <text:p>Timestamp</text:p>
          </table:table-cell>
          <table:table-cell office:value-type="string" calcext:value-type="string">
            <text:p>AIDA sentences</text:p>
          </table:table-cell>
          <table:table-cell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5-10-05T15:14:07" calcext:value-type="date">
            <text:p>10/5/2015 15:14:0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6:18:33.999999" calcext:value-type="date">
            <text:p>10/5/2015 16:18:3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7:15:51" calcext:value-type="date">
            <text:p>10/5/2015 17:15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6T21:07:02" calcext:value-type="date">
            <text:p>10/6/2015 21:07:0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08T00:37:53" calcext:value-type="date">
            <text:p>10/8/2015 0:37:5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6:23:41" calcext:value-type="date">
            <text:p>10/11/2015 16:23:4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8:40:27" calcext:value-type="date">
            <text:p>10/11/2015 18:40:2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2T19:56:39" calcext:value-type="date">
            <text:p>10/12/2015 19:56:3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4T21:43:44" calcext:value-type="date">
            <text:p>10/14/2015 21:43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5T16:04:52" calcext:value-type="date">
            <text:p>10/15/2015 16:04:5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8T16:54:03" calcext:value-type="date">
            <text:p>10/18/2015 16:54:0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0T21:55:01" calcext:value-type="date">
            <text:p>10/20/2015 21:55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11:37" calcext:value-type="date">
            <text:p>10/22/2015 17:11:3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21:55" calcext:value-type="date">
            <text:p>10/22/2015 17:21:5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7:53:28.000011" calcext:value-type="date">
            <text:p>10/22/2015 17:5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8:35:46" calcext:value-type="date">
            <text:p>10/22/2015 18:35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03:05:49.999999" calcext:value-type="date">
            <text:p>10/23/2015 3:05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15:51:38" calcext:value-type="date">
            <text:p>10/23/2015 15:51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3T21:50:22" calcext:value-type="date">
            <text:p>10/23/2015 21:5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04:14:01" calcext:value-type="date">
            <text:p>10/24/2015 4:14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4T09:53:01.000002" calcext:value-type="date">
            <text:p>10/24/2015 9:53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4T10:41:47" calcext:value-type="date">
            <text:p>10/24/2015 10:41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17:02:20" calcext:value-type="date">
            <text:p>10/24/2015 17:02:2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2:36:40" calcext:value-type="date">
            <text:p>10/25/2015 12:36:4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12:49" calcext:value-type="date">
            <text:p>10/25/2015 19:12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58:05" calcext:value-type="date">
            <text:p>10/25/2015 19:58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6T00:01:49" calcext:value-type="date">
            <text:p>10/26/2015 0:01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1:50:45" calcext:value-type="date">
            <text:p>10/27/2015 11:50:4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7T14:09:04" calcext:value-type="date">
            <text:p>10/27/2015 14:09:0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5:20:51" calcext:value-type="date">
            <text:p>10/27/2015 15:20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6:16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9:30:49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2">
          <table:table-cell table:style-name="ce30" office:value-type="string" calcext:value-type="string">
            <text:p>10/29/2015 11:27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0/30/2015 13:24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1/3/2015 11:18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30" office:value-type="string" calcext:value-type="string">
            <text:p>11/4/2015 19:49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1" office:value-type="date" office:date-value="2015-11-11T11:49:05" calcext:value-type="date">
            <text:p>11/11/2015 11:49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25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39];&quot;Yes, the AIDA sentences were helpful.&quot;)" office:value-type="float" office:value="29" calcext:value-type="float">
            <text:p>29</text:p>
          </table:table-cell>
          <table:table-cell table:style-name="Default" table:formula="of:=COUNTIF([.C2:.C39];&quot;I found the AIDA sentences to be more useful than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39];&quot;Maybe. I  am not sure whether the AIDA sentences were helpful&quot;)" office:value-type="float" office:value="8" calcext:value-type="float">
            <text:p>8</text:p>
          </table:table-cell>
          <table:table-cell table:style-name="Default" table:formula="of:=COUNTIF([.C2:.C39];&quot;I found the AIDA sentences to be about as useful as classical text summaries.&quot;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39];&quot;No, the AIDA sentences were not helpful.&quot;)" office:value-type="float" office:value="0" calcext:value-type="float">
            <text:p>0</text:p>
          </table:table-cell>
          <table:table-cell table:style-name="Default" table:formula="of:=COUNTIF([.C2:.C39];&quot;I found the AIDA sentences to be less useful than classical text summaries.&quot;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3:.B45])" office:value-type="float" office:value="37" calcext:value-type="float">
            <text:p>37</text:p>
          </table:table-cell>
          <table:table-cell table:style-name="Default" table:formula="of:=SUM([.C43:.C45])" office:value-type="float" office:value="37" calcext:value-type="float">
            <text:p>37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43]+[.B44])/[.B47]" office:value-type="float" office:value="1.78378378378378" calcext:value-type="float">
            <text:p>1.78</text:p>
          </table:table-cell>
          <table:table-cell table:style-name="ce32" table:formula="of:=(2*[.C43]+[.C44])/[.C47]" office:value-type="float" office:value="1.43243243243243" calcext:value-type="float">
            <text:p>1.43</text:p>
          </table:table-cell>
        </table:table-row>
      </table:table>
      <table:table table:name="2016" table:style-name="ta1">
        <table:table-column table:style-name="co5" table:default-cell-style-name="ce34"/>
        <table:table-column table:style-name="co6" table:default-cell-style-name="ce37"/>
        <table:table-column table:style-name="co4" table:default-cell-style-name="ce37"/>
        <table:table-row table:style-name="ro1"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AIDA sentences</text:p>
          </table:table-cell>
          <table:table-cell table:style-name="ce33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6-10-13T15:19:38" calcext:value-type="date">
            <text:p>10/13/2016 15:19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3T18:40:22" calcext:value-type="date">
            <text:p>10/13/2016 18:4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10:44" calcext:value-type="date">
            <text:p>10/15/2016 10:10:44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37:28" calcext:value-type="date">
            <text:p>10/15/2016 10:37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40:46" calcext:value-type="date">
            <text:p>10/15/2016 10:40:46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15:50:21" calcext:value-type="date">
            <text:p>10/17/2016 15:50:2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22:19:08" calcext:value-type="date">
            <text:p>10/17/2016 22:19:0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1T12:14:22" calcext:value-type="date">
            <text:p>10/21/2016 12:14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1T12:25:38" calcext:value-type="date">
            <text:p>10/21/2016 12:25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2T12:04:19" calcext:value-type="date">
            <text:p>10/22/2016 12:04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2T18:08:19" calcext:value-type="date">
            <text:p>10/22/2016 18:08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3T14:57:49" calcext:value-type="date">
            <text:p>10/23/2016 14:57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3T16:40:46" calcext:value-type="date">
            <text:p>10/23/2016 16:40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3T17:55:25" calcext:value-type="date">
            <text:p>10/23/2016 17:55:2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5T15:21:11" calcext:value-type="date">
            <text:p>10/25/2016 15:21:1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5T20:34:32" calcext:value-type="date">
            <text:p>10/25/2016 20:3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6T14:18:32" calcext:value-type="date">
            <text:p>10/26/2016 14:18:3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09:23:36" calcext:value-type="date">
            <text:p>10/27/2016 9:23:36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7T09:53:00" calcext:value-type="date">
            <text:p>10/27/2016 9:53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18:49:37" calcext:value-type="date">
            <text:p>10/27/2016 18:49:3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7T18:59:25" calcext:value-type="date">
            <text:p>10/27/2016 18:59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9T15:15:43" calcext:value-type="date">
            <text:p>10/29/2016 15:15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1:54:54" calcext:value-type="date">
            <text:p>10/30/2016 21:54:5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2:26:15" calcext:value-type="date">
            <text:p>10/30/2016 22:26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1T13:42:01" calcext:value-type="date">
            <text:p>11/1/2016 13:42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3T05:46:50" calcext:value-type="date">
            <text:p>11/3/2016 5:46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6T11:49:19" calcext:value-type="date">
            <text:p>11/6/2016 11:49:1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7T12:24:32" calcext:value-type="date">
            <text:p>11/7/2016 12:2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9T17:24:17.000004" calcext:value-type="date">
            <text:p>11/9/2016 17:24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17:43:15" calcext:value-type="date">
            <text:p>11/9/2016 17:43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0:54:27" calcext:value-type="date">
            <text:p>11/9/2016 20:54:2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1:53:51" calcext:value-type="date">
            <text:p>11/9/2016 21:53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1-10T13:00:30.999999" calcext:value-type="date">
            <text:p>11/10/2016 13:00:3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3:00:49" calcext:value-type="date">
            <text:p>11/10/2016 13:00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5:26:00" calcext:value-type="date">
            <text:p>11/10/2016 15:26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09:55:43" calcext:value-type="date">
            <text:p>11/11/16 09:55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1T09:57:44" calcext:value-type="date">
            <text:p>11/11/16 09:57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06:40" calcext:value-type="date">
            <text:p>11/11/16 10:06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08:28" calcext:value-type="date">
            <text:p>11/11/16 10:08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13:15" calcext:value-type="date">
            <text:p>11/11/16 10:13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0:38:00" calcext:value-type="date">
            <text:p>11/11/16 10:38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1:08:29" calcext:value-type="date">
            <text:p>11/11/16 11:08 A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3:39:36" calcext:value-type="date">
            <text:p>11/11/16 01:39 P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7:08:34" calcext:value-type="date">
            <text:p>11/11/16 05:08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35" office:value-type="date" office:date-value="2016-11-11T18:49:07" calcext:value-type="date">
            <text:p>11/11/16 06:49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2T09:34:38.999999" calcext:value-type="date">
            <text:p>11/12/16 09:34 A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table:style-name="ce35" office:value-type="date" office:date-value="2016-11-13T15:17:23" calcext:value-type="date">
            <text:p>11/13/16 03:17 PM</text:p>
          </table:table-cell>
          <table:table-cell table:style-name="ce33" office:value-type="string" calcext:value-type="string">
            <text:p>Yes,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5" office:value-type="date" office:date-value="2016-11-14T15:15:16" calcext:value-type="date">
            <text:p>11/14/16 03:15 PM</text:p>
          </table:table-cell>
          <table:table-cell table:style-name="ce33" office:value-type="string" calcext:value-type="string">
            <text:p>Maybe. I <text:s/>am not sure whether the AIDA sentences were helpful.</text:p>
          </table:table-cell>
          <table:table-cell table:style-name="ce33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36" office:value-type="date" office:date-value="2016-11-16T02:18:29" calcext:value-type="date">
            <text:p>11/16/16 02:18 AM</text:p>
          </table:table-cell>
          <table:table-cell table:style-name="Default" office:value-type="string" calcext:value-type="string">
            <text:p>Maybe. I <text:s/>am not sure whether the AIDA sentences were helpful.</text:p>
          </table:table-cell>
          <table:table-cell table:style-name="Default" office:value-type="string" calcext:value-type="string">
            <text:p>I found the AIDA sentences to be more useful than classical text summaries.</text:p>
          </table:table-cell>
        </table:table-row>
        <table:table-row table:style-name="ro1" table:number-rows-repeated="2">
          <table:table-cell table:style-name="ce33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51];&quot;Yes, the AIDA sentences were helpful.&quot;)" office:value-type="float" office:value="31" calcext:value-type="float">
            <text:p>31</text:p>
          </table:table-cell>
          <table:table-cell table:style-name="ce33" table:formula="of:=COUNTIF([.C2:.C51];&quot;I found the AIDA sentences to be more useful than classical text summaries.&quot;)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51];&quot;Maybe. I  am not sure whether the AIDA sentences were helpful.&quot;)" office:value-type="float" office:value="17" calcext:value-type="float">
            <text:p>17</text:p>
          </table:table-cell>
          <table:table-cell table:style-name="ce33" table:formula="of:=COUNTIF([.C2:.C51];&quot;I found the AIDA sentences to be about as useful as classical text summaries.&quot;)" office:value-type="float" office:value="28" calcext:value-type="float">
            <text:p>2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51];&quot;No, the AIDA sentences were not helpful.&quot;)" office:value-type="float" office:value="1" calcext:value-type="float">
            <text:p>1</text:p>
          </table:table-cell>
          <table:table-cell table:style-name="ce33" table:formula="of:=COUNTIF([.C2:.C51];&quot;I found the AIDA sentences to be less useful than classical text summaries.&quot;)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ce3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53:.B55])" office:value-type="float" office:value="49" calcext:value-type="float">
            <text:p>49</text:p>
          </table:table-cell>
          <table:table-cell table:style-name="Default" table:formula="of:=SUM([.C53:.C55])" office:value-type="float" office:value="49" calcext:value-type="float">
            <text:p>49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53]+[.B54])/[.B57]" office:value-type="float" office:value="1.61224489795918" calcext:value-type="float">
            <text:p>1.61</text:p>
          </table:table-cell>
          <table:table-cell table:style-name="ce32" table:formula="of:=(2*[.C53]+[.C54])/[.C57]" office:value-type="float" office:value="1.22448979591837" calcext:value-type="float">
            <text:p>1.22</text:p>
          </table:table-cell>
        </table:table-row>
      </table:table>
      <table:table table:name="2017" table:style-name="ta1">
        <table:table-column table:style-name="co5" table:default-cell-style-name="ce34"/>
        <table:table-column table:style-name="co6" table:default-cell-style-name="ce37"/>
        <table:table-column table:style-name="co4" table:default-cell-style-name="ce37"/>
        <table:table-row table:style-name="ro1"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AIDA sentences</text:p>
          </table:table-cell>
          <table:table-cell table:style-name="ce33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7-10-17T17:37:09.696" calcext:value-type="date">
            <text:p>10/17/2017 17:37:10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0:32:57.483" calcext:value-type="date">
            <text:p>10/19/2017 10:32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3:47.975" calcext:value-type="date">
            <text:p>10/19/2017 12:03:48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3:53.409" calcext:value-type="date">
            <text:p>10/19/2017 12:03:5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4:44.104001" calcext:value-type="date">
            <text:p>10/19/2017 12:04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5:06.289" calcext:value-type="date">
            <text:p>10/19/2017 12:05:0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6:57.811" calcext:value-type="date">
            <text:p>10/19/2017 12:06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8:01.165" calcext:value-type="date">
            <text:p>10/19/2017 12:08:0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0:12.054" calcext:value-type="date">
            <text:p>10/19/2017 12:10:1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3:18.333" calcext:value-type="date">
            <text:p>10/19/2017 12:13:1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3:38.236" calcext:value-type="date">
            <text:p>10/19/2017 12:13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4:25.26" calcext:value-type="date">
            <text:p>10/19/2017 12:14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28.713001" calcext:value-type="date">
            <text:p>10/19/2017 12:1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57.499001" calcext:value-type="date">
            <text:p>10/19/2017 12:14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5:00.096" calcext:value-type="date">
            <text:p>10/19/2017 12:15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22:13.854" calcext:value-type="date">
            <text:p>10/19/2017 12:22:1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22:14.996" calcext:value-type="date">
            <text:p>10/19/2017 12:22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4:56:42.767" calcext:value-type="date">
            <text:p>10/19/2017 14:56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09:12:50.889" calcext:value-type="date">
            <text:p>10/20/2017 9:12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20T09:47:42.068" calcext:value-type="date">
            <text:p>10/20/2017 9:47:4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1:47:22.098" calcext:value-type="date">
            <text:p>10/20/2017 11:4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6:27:09.056" calcext:value-type="date">
            <text:p>10/20/2017 16:27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3T09:00:24.312" calcext:value-type="date">
            <text:p>10/23/2017 9:00:2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5T11:40:22.908001" calcext:value-type="date">
            <text:p>10/25/2017 11:40:23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6T15:48:29.304" calcext:value-type="date">
            <text:p>10/26/2017 15:48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10:58:48.696" calcext:value-type="date">
            <text:p>10/28/2017 10:58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22:23:28.017" calcext:value-type="date">
            <text:p>10/28/2017 22:2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9T17:16:12.489" calcext:value-type="date">
            <text:p>10/29/2017 17:16:12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0T18:22:21.97" calcext:value-type="date">
            <text:p>10/30/2017 18:22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1T15:51:09.07" calcext:value-type="date">
            <text:p>10/31/2017 15:51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6:12:28.228" calcext:value-type="date">
            <text:p>11/1/2017 16:12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8:29:58.055" calcext:value-type="date">
            <text:p>11/1/2017 18:29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17:21.568" calcext:value-type="date">
            <text:p>11/1/2017 20:1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58:10.023" calcext:value-type="date">
            <text:p>11/1/2017 20:58:1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22:46:23.428" calcext:value-type="date">
            <text:p>11/1/2017 22:46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2T12:34:28.651" calcext:value-type="date">
            <text:p>11/2/2017 12:3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3:41:07.392" calcext:value-type="date">
            <text:p>11/2/2017 13:41:0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7:16:03.014" calcext:value-type="date">
            <text:p>11/2/2017 17:16:0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20:24:37.577" calcext:value-type="date">
            <text:p>11/2/2017 20:24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3T09:13:33.356" calcext:value-type="date">
            <text:p>11/3/2017 9:13:3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14:00:57.014" calcext:value-type="date">
            <text:p>11/3/2017 14:00:5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22:26:28.557" calcext:value-type="date">
            <text:p>11/3/2017 22:26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 table:number-rows-repeated="2">
          <table:table-cell table:style-name="ce33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44];&quot;Yes, the AIDA sentences were helpful.&quot;)" office:value-type="float" office:value="30" calcext:value-type="float">
            <text:p>30</text:p>
          </table:table-cell>
          <table:table-cell table:style-name="ce33" table:formula="of:=COUNTIF([.C2:.C44];&quot;I found the AIDA sentences to be more useful than classical text summaries.&quot;)"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44];&quot;Maybe. I  am not sure whether the AIDA sentences were helpful.&quot;)" office:value-type="float" office:value="11" calcext:value-type="float">
            <text:p>11</text:p>
          </table:table-cell>
          <table:table-cell table:style-name="ce33" table:formula="of:=COUNTIF([.C2:.C44];&quot;I found the AIDA sentences to be about as useful as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44];&quot;No, the AIDA sentences were not helpful.&quot;)" office:value-type="float" office:value="1" calcext:value-type="float">
            <text:p>1</text:p>
          </table:table-cell>
          <table:table-cell table:style-name="ce33" table:formula="of:=COUNTIF([.C2:.C44];&quot;I found the AIDA sentences to be less useful than classical text summaries.&quot;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ce3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6:.B48])" office:value-type="float" office:value="42" calcext:value-type="float">
            <text:p>42</text:p>
          </table:table-cell>
          <table:table-cell table:style-name="Default" table:formula="of:=SUM([.C46:.C48])" office:value-type="float" office:value="42" calcext:value-type="float">
            <text:p>42</text:p>
          </table:table-cell>
        </table:table-row>
        <table:table-row table:style-name="ro1">
          <table:table-cell table:style-name="ce32" office:value-type="string" calcext:value-type="string">
            <text:p>average:</text:p>
          </table:table-cell>
          <table:table-cell table:style-name="ce32" table:formula="of:=(2*[.B46]+[.B47])/[.B50]" office:value-type="float" office:value="1.69047619047619" calcext:value-type="float">
            <text:p>1.69</text:p>
          </table:table-cell>
          <table:table-cell table:style-name="ce32" table:formula="of:=(2*[.C46]+[.C47])/[.C50]" office:value-type="float" office:value="1.54761904761905" calcext:value-type="float">
            <text:p>1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number number:decimal-places="3" loext:min-decimal-places="3" number:min-integer-digits="1"/>
    </number:number-style>
    <number:number-style style:name="N142">
      <number:number number:decimal-places="20" loext:min-decimal-places="2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5:35:24.079652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8-04-18T07:49:13.866807217</meta:creation-date>
    <dc:date>2018-04-25T15:38:54.503766946</dc:date>
    <dc:creator>Tobias Kuhn</dc:creator>
    <meta:editing-duration>PT18M25S</meta:editing-duration>
    <meta:editing-cycles>5</meta:editing-cycles>
    <meta:generator>LibreOffice/5.4.6.2$Linux_X86_64 LibreOffice_project/40m0$Build-2</meta:generator>
    <meta:document-statistic meta:table-count="4" meta:cell-count="509" meta:object-count="0"/>
  </office:meta>
</office:document-meta>
</file>